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ff00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0000ff"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svg:stroke-color="#ff0000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0cm"/>
    </style:style>
    <style:style style:name="gr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7cm" svg:height="3.9cm" svg:x="2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7cm" svg:height="2.6cm" svg:x="2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cm" svg:height="3.5cm" svg:x="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cm" svg:height="3.5cm" svg:x="12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cm" svg:height="3.5cm" svg:x="18.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cm" svg:height="3.5cm" svg:x="26.7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cm" svg:y1="5cm" svg:x2="6cm" svg:y2="2.5cm">
          <text:p/>
        </draw:line>
        <draw:line draw:style-name="gr5" draw:text-style-name="P1" draw:layer="layout" svg:x1="14.5cm" svg:y1="4.5cm" svg:x2="12cm" svg:y2="4.5cm">
          <text:p/>
        </draw:line>
        <draw:line draw:style-name="gr6" draw:text-style-name="P1" draw:layer="layout" svg:x1="19.5cm" svg:y1="5cm" svg:x2="19.5cm" svg:y2="2.5cm">
          <text:p/>
        </draw:line>
        <draw:line draw:style-name="gr7" draw:text-style-name="P1" draw:layer="layout" svg:x1="26.5cm" svg:y1="4.5cm" svg:x2="29cm" svg:y2="4.5cm">
          <text:p/>
        </draw:line>
        <draw:connector draw:style-name="gr8" draw:text-style-name="P1" draw:layer="layout" svg:x1="7cm" svg:y1="10.75cm" svg:x2="18.5cm" svg:y2="10.75cm" draw:start-shape="id1" draw:start-glue-point="1" draw:end-shape="id2" draw:end-glue-point="3" svg:d="m7000 10750h11500" svg:viewBox="0 0 11501 1">
          <text:p/>
        </draw:connector>
        <draw:frame draw:style-name="gr9" draw:layer="layout" svg:width="1.226cm" svg:height="0.962cm" svg:x="22.274cm" svg:y="7.5cm">
          <draw:text-box>
            <text:p>+1</text:p>
          </draw:text-box>
        </draw:frame>
        <draw:frame draw:style-name="gr10" draw:layer="layout" svg:width="1.065cm" svg:height="1cm" svg:x="23.435cm" svg:y="7.5cm">
          <draw:text-box>
            <text:p>-1</text:p>
          </draw:text-box>
        </draw:frame>
        <draw:frame draw:style-name="gr11" draw:layer="layout" svg:width="1.226cm" svg:height="1.5cm" svg:x="7.5cm" svg:y="7cm">
          <draw:text-box>
            <text:p>+1</text:p>
          </draw:text-box>
        </draw:frame>
        <draw:frame draw:style-name="gr12" draw:layer="layout" svg:width="1.226cm" svg:height="0.962cm" svg:x="6.774cm" svg:y="19cm">
          <draw:text-box>
            <text:p>+3</text:p>
          </draw:text-box>
        </draw:frame>
        <draw:frame draw:style-name="gr12" draw:layer="layout" svg:width="1.226cm" svg:height="0.962cm" svg:x="11.391cm" svg:y="19.5cm">
          <draw:text-box>
            <text:p>+4</text:p>
          </draw:text-box>
        </draw:frame>
        <draw:frame draw:style-name="gr13" draw:layer="layout" svg:width="1.065cm" svg:height="1cm" svg:x="23.161cm" svg:y="11cm">
          <draw:text-box>
            <text:p>-4</text:p>
          </draw:text-box>
        </draw:frame>
        <draw:frame draw:style-name="gr12" draw:layer="layout" svg:width="1.226cm" svg:height="0.962cm" svg:x="18.274cm" svg:y="16.5cm">
          <draw:text-box>
            <text:p>+4</text:p>
          </draw:text-box>
        </draw:frame>
        <draw:frame draw:style-name="gr12" draw:layer="layout" svg:width="1.226cm" svg:height="0.962cm" svg:x="11.391cm" svg:y="19.5cm">
          <draw:text-box>
            <text:p>+4</text:p>
          </draw:text-box>
        </draw:frame>
        <draw:frame draw:style-name="gr14" draw:layer="layout" svg:width="1.065cm" svg:height="0.962cm" svg:x="14.5cm" svg:y="18.5cm">
          <draw:text-box>
            <text:p>-4</text:p>
          </draw:text-box>
        </draw:frame>
        <draw:frame draw:style-name="gr12" draw:layer="layout" svg:width="1.065cm" svg:height="0.962cm" svg:x="23cm" svg:y="16.538cm">
          <draw:text-box>
            <text:p>-4</text:p>
          </draw:text-box>
        </draw:frame>
        <draw:frame draw:style-name="gr12" draw:layer="layout" svg:width="1.065cm" svg:height="0.962cm" svg:x="24cm" svg:y="16.038cm">
          <draw:text-box>
            <text:p>-4</text:p>
          </draw:text-box>
        </draw:frame>
        <draw:frame draw:style-name="gr12" draw:layer="layout" svg:width="1.065cm" svg:height="0.962cm" svg:x="16cm" svg:y="19cm">
          <draw:text-box>
            <text:p>-3</text:p>
          </draw:text-box>
        </draw:frame>
        <draw:frame draw:style-name="gr12" draw:layer="layout" svg:width="1.065cm" svg:height="0.962cm" svg:x="8.435cm" svg:y="7cm">
          <draw:text-box>
            <text:p>-1</text:p>
          </draw:text-box>
        </draw:frame>
        <draw:frame draw:style-name="gr12" draw:layer="layout" svg:width="1.226cm" svg:height="0.962cm" svg:x="13cm" svg:y="17.538cm">
          <draw:text-box>
            <text:p>+4</text:p>
          </draw:text-box>
        </draw:frame>
        <draw:frame draw:style-name="gr12" draw:layer="layout" svg:width="1.226cm" svg:height="0.962cm" svg:x="22cm" svg:y="11cm">
          <draw:text-box>
            <text:p>+4</text:p>
          </draw:text-box>
        </draw:frame>
        <draw:frame draw:style-name="gr15" draw:layer="layout" svg:width="1.226cm" svg:height="3.338cm" svg:x="9.274cm" svg:y="17cm">
          <draw:text-box>
            <text:p>+4</text:p>
          </draw:text-box>
        </draw:frame>
        <draw:frame draw:style-name="gr12" draw:layer="layout" svg:width="1.065cm" svg:height="0.962cm" svg:x="25.5cm" svg:y="16.5cm">
          <draw:text-box>
            <text:p>-4</text:p>
          </draw:text-box>
        </draw:frame>
        <draw:frame draw:style-name="gr12" draw:layer="layout" svg:width="2.509cm" svg:height="0.962cm" svg:x="2.3cm" svg:y="11.007cm">
          <draw:text-box>
            <text:p>Clock()</text:p>
          </draw:text-box>
        </draw:frame>
        <draw:frame draw:style-name="gr12" draw:layer="layout" svg:width="2.542cm" svg:height="0.962cm" svg:x="2.358cm" svg:y="6.738cm">
          <draw:text-box>
            <text:p>Sdual()</text:p>
          </draw:text-box>
        </draw:frame>
        <draw:connector draw:style-name="gr16" draw:text-style-name="P1" draw:layer="layout" draw:type="line" svg:x1="26.7cm" svg:y1="10.75cm" svg:x2="14cm" svg:y2="10.75cm" draw:start-shape="id3" draw:start-glue-point="3" draw:end-shape="id4" draw:end-glue-point="1" svg:d="m26700 10750h-12700" svg:viewBox="0 0 12701 1">
          <text:p/>
        </draw:connector>
        <draw:connector draw:style-name="gr16" draw:text-style-name="P1" draw:layer="layout" draw:type="line" svg:x1="12cm" svg:y1="7.25cm" svg:x2="7cm" svg:y2="7.25cm" draw:start-shape="id5" draw:end-shape="id6" draw:end-glue-point="1" svg:d="m12000 7250h-5000" svg:viewBox="0 0 5001 1">
          <text:p/>
        </draw:connector>
        <draw:connector draw:style-name="gr16" draw:text-style-name="P1" draw:layer="layout" draw:type="line" svg:x1="26.7cm" svg:y1="7.25cm" svg:x2="20.5cm" svg:y2="7.25cm" draw:start-shape="id7" draw:start-glue-point="3" draw:end-shape="id8" draw:end-glue-point="1" svg:d="m26700 7250h-6200" svg:viewBox="0 0 6201 1">
          <text:p/>
        </draw:connector>
        <draw:custom-shape draw:style-name="gr2" draw:text-style-name="P1" xml:id="id1" draw:id="id1" draw:layer="layout" svg:width="2cm" svg:height="3.5cm" svg:x="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cm" svg:height="3.5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cm" svg:height="3.5cm" svg:x="18.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cm" svg:height="3.5cm" svg:x="26.7cm" svg:y="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.065cm" svg:height="1cm" svg:x="9.435cm" svg:y="11cm">
          <draw:text-box>
            <text:p>-4</text:p>
          </draw:text-box>
        </draw:frame>
        <draw:frame draw:style-name="gr12" draw:layer="layout" svg:width="1.226cm" svg:height="0.962cm" svg:x="8.274cm" svg:y="11cm">
          <draw:text-box>
            <text:p>+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family-generic-asian="system" style:font-pitch-asian="variable" style:font-size-asian="24pt" style:language-asian="zh" style:country-asian="CN" style:font-family-complex="'Albany AM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Weber</meta:initial-creator>
    <meta:creation-date>2010-03-15T15:12:44</meta:creation-date>
    <dc:date>2014-06-23T22:58:52</dc:date>
    <dc:creator>christoph </dc:creator>
    <meta:editing-duration>PT02H22M53S</meta:editing-duration>
    <meta:editing-cycles>4</meta:editing-cycles>
    <meta:generator>LibreOffice/3.5$Linux_X86_64 LibreOffice_project/350m1$Build-2</meta:generator>
    <meta:printed-by>christoph </meta:printed-by>
    <meta:print-date>2014-06-23T16:47:48</meta:print-date>
    <meta:document-statistic meta:object-count="39"/>
  </office:meta>
</office:document-meta>
</file>